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office:automatic-styles>
  <office:body>
    <office:text text:use-soft-page-breaks="true">
      <text:p text:style-name="P1">Verslag Review 01/12/2022</text:p>
      <text:p text:style-name="Normal">Aanwezig: Stef, Justin, Wim en Jeroen</text:p>
      <text:p text:style-name="Normal">Afwezig: Bowie, Michel</text:p>
      <text:p text:style-name="Normal">Op 01/12/2022 hebben wij een sprint review gehad samen met Jeroen over hoe het de afgelopen 2 1.5 week is gegaan, onze Retrospective staat ingepland<text:s/>op 5/12/2022 dan is de sprint officieel af.</text:p>
      <text:p text:style-name="Normal">We hebben het over de volgende onderwerpen gehad.<text:s/></text:p>
      <text:list text:style-name="LFO2" text:continue-numbering="true">
        <text:list-item>
          <text:p text:style-name="P2">Kijken naar wat we gepland hebben, is dit af? Dit is wat er nog in de sprint staat en wat wordt er doorgegeven aan de volgende sprint.</text:p>
        </text:list-item>
        <text:list-item>
          <text:p text:style-name="P3">Het gesprek begon eigenlijk met een demo te laten zien met wat we nu allemaal hebben en de voortgang op het project board kwa user stories.</text:p>
        </text:list-item>
        <text:list-item>
          <text:p text:style-name="P4">Als feedback op het projectboard kregen we dat de user stories er goed en duidelijk uitzagen</text:p>
        </text:list-item>
        <text:list-item>
          <text:p text:style-name="P5">De voortgang bewaking ging goed, we hebben van 1 user story zelfs nog 2 user stories gemaakt omdat we aan een werk droogte kwamen op een van onze medewerkers</text:p>
        </text:list-item>
        <text:list-item>
          <text:p text:style-name="P6">Een van de fouten die we zelf hebben gemaakt is dat we te laat gesignaleerd hebben dat we de database voor letterlijk alles nodig hadden, hierdoor was onze prioriteit verkeerd opgezet en liepen we tegen veel dingen aan later in de sprint. Voor de volgende keer is het makkelijker om alles uit te schetsen voordat we eraan beginnen om dit te signaleren en een betere prioriteit opstelling te maken.</text:p>
        </text:list-item>
        <text:list-item>
          <text:p text:style-name="P7">Indien we het board moeten of willen aanpassen kan dit in overleg met de docent (in het bedrijf zal dit met de product owner gebeuren) omdat je de ‘gedeelde’ sprint aanpast<text:s/></text:p>
        </text:list-item>
        <text:list-item>
          <text:p text:style-name="P8">Kort overleg gehad over het Balans tussen portfolio en project, aangezien het portfolio belangrijker is dan het project voor de huidige periode. In de volgende sprint dit laten terug komen op de projectboard en user stories zodat dit duidelijk is dat we wat meer aandacht geven aan onze portfolio’s<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language="nl" fo:country="NL"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ult, Wim van de</meta:initial-creator>
    <dc:creator>Bult, Wim van de</dc:creator>
    <meta:creation-date>2022-12-01T13:59:00Z</meta:creation-date>
    <dc:date>2022-12-01T13:59:00Z</dc:date>
    <meta:template xlink:href="Normal" xlink:type="simple"/>
    <meta:editing-cycles>2</meta:editing-cycles>
    <meta:editing-duration>PT60S</meta:editing-duration>
    <meta:document-statistic meta:page-count="1" meta:paragraph-count="3" meta:word-count="258" meta:character-count="1726" meta:row-count="12" meta:non-whitespace-character-count="1471"/>
  </office:meta>
</office:document-meta>
</file>